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automatic-styles>
    <style:style style:name="Table1" style:family="table" style:master-page-name="Standard">
      <style:table-properties style:width="7.5222in" fo:margin-left="-0.0104in" style:page-number="auto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3.5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8" style:family="table">
      <style:table-properties style:width="7.5667in" fo:margin-left="-0.0333in" table:align="left" style:may-break-between-rows="false" style:writing-mode="lr-tb"/>
    </style:style>
    <style:style style:name="Table8.A" style:family="table-column">
      <style:table-column-properties style:column-width="1.3333in"/>
    </style:style>
    <style:style style:name="Table8.B" style:family="table-column">
      <style:table-column-properties style:column-width="6.233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5" style:family="table">
      <style:table-properties style:width="7.5667in" fo:margin-left="-0.0333in" table:align="left" style:may-break-between-rows="false" style:writing-mode="lr-tb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6.233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middle" fo:background-color="transparent" fo:padding="0.0382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5.A3" style:family="table-cell">
      <style:table-cell-properties style:vertical-align="middle" fo:background-color="transparent" fo:padding="0.0382in" fo:border-left="0.5pt solid #ffffff" fo:border-right="none" fo:border-top="none" fo:border-bottom="0.5pt solid #ffffff" style:writing-mode="lr-tb">
        <style:background-image/>
      </style:table-cell-properties>
    </style:style>
    <style:style style:name="Table5.B3" style:family="table-cell">
      <style:table-cell-properties style:vertical-align="middle" fo:background-color="transparent" fo:padding="0.0382in" fo:border-left="none" fo:border-right="0.5pt solid #ffffff" fo:border-top="none" fo:border-bottom="0.5pt solid #ffffff" style:writing-mode="lr-tb">
        <style:background-image/>
      </style:table-cell-properties>
    </style:style>
    <style:style style:name="Table3" style:family="table">
      <style:table-properties style:width="7.5035in" fo:margin-left="0.0069in" table:align="left" style:writing-mode="lr-tb"/>
    </style:style>
    <style:style style:name="Table3.A" style:family="table-column">
      <style:table-column-properties style:column-width="2.9188in"/>
    </style:style>
    <style:style style:name="Table3.B" style:family="table-column">
      <style:table-column-properties style:column-width="1.9368in"/>
    </style:style>
    <style:style style:name="Table3.C" style:family="table-column">
      <style:table-column-properties style:column-width="2.6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12" style:family="table">
      <style:table-properties style:width="7.5035in" fo:margin-left="0.0069in" table:align="left" style:writing-mode="lr-tb"/>
    </style:style>
    <style:style style:name="Table12.A" style:family="table-column">
      <style:table-column-properties style:column-width="2.9188in"/>
    </style:style>
    <style:style style:name="Table12.B" style:family="table-column">
      <style:table-column-properties style:column-width="1.9368in"/>
    </style:style>
    <style:style style:name="Table12.C" style:family="table-column">
      <style:table-column-properties style:column-width="2.647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" style:family="table">
      <style:table-properties style:width="7.5208in" fo:margin-left="-0.0104in" table:align="left" style:writing-mode="lr-tb"/>
    </style:style>
    <style:style style:name="Table6.A" style:family="table-column">
      <style:table-column-properties style:column-width="2.9326in"/>
    </style:style>
    <style:style style:name="Table6.B" style:family="table-column">
      <style:table-column-properties style:column-width="2.7076in"/>
    </style:style>
    <style:style style:name="Table6.C" style:family="table-column">
      <style:table-column-properties style:column-width="1.8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f" fo:padding="0.0104in" fo:border-left="none" fo:border-right="none" fo:border-top="0.5pt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3f3ff" fo:padding="0.0104in" fo:border="none" style:writing-mode="lr-tb">
        <style:background-image/>
      </style:table-cell-properties>
    </style:style>
    <style:style style:name="Table2" style:family="table">
      <style:table-properties style:width="7.4896in" table:align="left" style:writing-mode="lr-tb"/>
    </style:style>
    <style:style style:name="Table2.A" style:family="table-column">
      <style:table-column-properties style:column-width="3.3542in"/>
    </style:style>
    <style:style style:name="Table2.B" style:family="table-column">
      <style:table-column-properties style:column-width="2.6458in"/>
    </style:style>
    <style:style style:name="Table2.C" style:family="table-column">
      <style:table-column-properties style:column-width="1.4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2.B1" style:family="table-cell">
      <style:table-cell-properties style:vertical-align="middle" fo:padding="0in" fo:border="none" style:writing-mode="lr-tb"/>
    </style:style>
    <style:style style:name="Table2.C1" style:family="table-cell">
      <style:table-cell-properties style:vertical-align="middle" fo:padding="0in" fo:border="none" style:writing-mode="lr-tb"/>
    </style:style>
    <style:style style:name="Table2.A2" style:family="table-cell">
      <style:table-cell-properties style:vertical-align="middle" fo:padding="0in" fo:border="none" style:writing-mode="lr-tb"/>
    </style:style>
    <style:style style:name="Table2.B2" style:family="table-cell">
      <style:table-cell-properties style:vertical-align="middle" fo:padding="0in" fo:border="none" style:writing-mode="lr-tb"/>
    </style:style>
    <style:style style:name="Table2.C2" style:family="table-cell">
      <style:table-cell-properties style:vertical-align="middle" fo:padding="0in" fo:border="none" style:writing-mode="lr-tb"/>
    </style:style>
    <style:style style:name="P1" style:family="paragraph" style:parent-style-name="Title">
      <style:paragraph-properties fo:margin-top="0in" fo:margin-bottom="0in" style:contextual-spacing="false"/>
      <style:text-properties officeooo:paragraph-rsid="00d857d9"/>
    </style:style>
    <style:style style:name="P2" style:family="paragraph" style:parent-style-name="Standard">
      <style:paragraph-properties style:snap-to-layout-grid="false"/>
      <style:text-properties officeooo:paragraph-rsid="00d80098"/>
    </style:style>
    <style:style style:name="P3" style:family="paragraph" style:parent-style-name="Standard">
      <style:text-properties fo:color="#0000cc" loext:opacity="100%" style:font-name="Verdana" fo:font-size="9pt" style:text-underline-style="none" style:font-size-asian="9pt" style:font-size-complex="9pt"/>
    </style:style>
    <style:style style:name="P4" style:family="paragraph" style:parent-style-name="Heading_20_1">
      <style:text-properties style:font-name="Verdana1" fo:font-size="11pt" officeooo:rsid="00b4558b" officeooo:paragraph-rsid="00b4558b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paragraph-rsid="00a44121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paragraph-rsid="00b61480" style:font-size-asian="9pt" style:font-weight-asian="normal" style:font-size-complex="9pt" style:font-weight-complex="normal"/>
    </style:style>
    <style:style style:name="P7" style:family="paragraph" style:parent-style-name="Standard">
      <style:paragraph-properties style:snap-to-layout-grid="false"/>
      <style:text-properties fo:font-variant="normal" fo:text-transform="none" fo:color="#000000" loext:opacity="100%" style:font-name="verdana" fo:font-size="9pt" fo:letter-spacing="normal" fo:font-style="normal" fo:font-weight="bold" officeooo:rsid="0137b1a5" officeooo:paragraph-rsid="0137b1a5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verdana" fo:font-size="9pt" fo:letter-spacing="normal" fo:font-style="normal" fo:font-weight="normal" officeooo:rsid="0137b1a5" officeooo:paragraph-rsid="0137b1a5" style:font-size-asian="9pt" style:font-weight-asian="normal" style:font-size-complex="9pt" style:font-weight-complex="normal"/>
    </style:style>
    <style:style style:name="P9" style:family="paragraph" style:parent-style-name="Heading_20_1">
      <style:text-properties style:font-name="Verdana1" fo:font-size="11pt" officeooo:paragraph-rsid="00a44121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c72a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paragraph-rsid="002c72ac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officeooo:rsid="00c7e5ae" officeooo:paragraph-rsid="00c7e5ae" style:font-size-asian="9pt" style:font-size-complex="9pt"/>
    </style:style>
    <style:style style:name="P1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rsid="013abff9" officeooo:paragraph-rsid="013abff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loext:opacity="100%" style:font-name="Verdana1" fo:font-size="9pt" fo:font-weight="normal" officeooo:rsid="013abff9" officeooo:paragraph-rsid="013abff9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paragraph-rsid="002c72ac"/>
    </style:style>
    <style:style style:name="P16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1352e6c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13a14a0" officeooo:paragraph-rsid="013a14a0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13a14a0" officeooo:paragraph-rsid="013a14a0"/>
    </style:style>
    <style:style style:name="P19" style:family="paragraph" style:parent-style-name="Standard">
      <style:paragraph-properties fo:text-align="end" style:justify-single-word="false" style:snap-to-layout-grid="false"/>
      <style:text-properties officeooo:paragraph-rsid="01352e6c"/>
    </style:style>
    <style:style style:name="P20" style:family="paragraph" style:parent-style-name="Standard">
      <style:text-properties fo:color="#000000" loext:opacity="100%" style:font-name="Verdana1" fo:font-size="9pt" officeooo:paragraph-rsid="013abff9" style:font-size-asian="9pt" style:font-size-complex="9pt"/>
    </style:style>
    <style:style style:name="P21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abff9" style:font-size-asian="9pt" style:font-size-complex="9pt"/>
    </style:style>
    <style:style style:name="P22" style:family="paragraph" style:parent-style-name="Standard">
      <style:text-properties fo:font-variant="small-caps" fo:color="#000000" loext:opacity="100%" style:font-name="Verdana1" fo:font-size="9pt" officeooo:paragraph-rsid="013abff9" style:font-size-asian="9pt" style:font-size-complex="9pt"/>
    </style:style>
    <style:style style:name="P23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4658f8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4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fo:language="en" fo:country="US" officeooo:rsid="013abff9" officeooo:paragraph-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5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3d0939" officeooo:paragraph-rsid="013d0939"/>
    </style:style>
    <style:style style:name="P2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a082f" officeooo:paragraph-rsid="014a082f"/>
    </style:style>
    <style:style style:name="P2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10.5pt" officeooo:paragraph-rsid="00e69b99" style:font-size-asian="10.5pt" style:font-size-complex="10.5pt"/>
    </style:style>
    <style:style style:name="P28" style:family="paragraph" style:parent-style-name="Standard">
      <style:paragraph-properties style:snap-to-layout-grid="false"/>
      <style:text-properties fo:color="#000000" loext:opacity="100%" style:font-name="Verdana1" fo:font-size="9pt" fo:language="en" fo:country="US" fo:font-weight="bold" officeooo:rsid="009fd134" officeooo:paragraph-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paragraph-rsid="00c4b99f"/>
    </style:style>
    <style:style style:name="P30" style:family="paragraph" style:parent-style-name="Standard">
      <style:paragraph-properties fo:text-align="end" style:justify-single-word="false" style:snap-to-layout-grid="false"/>
      <style:text-properties officeooo:paragraph-rsid="011c981e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officeooo:rsid="01311ae3" officeooo:paragraph-rsid="012f17d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0798a" officeooo:paragraph-rsid="0140798a"/>
    </style:style>
    <style:style style:name="P33" style:family="paragraph" style:parent-style-name="Standard">
      <style:text-properties fo:color="#000000" loext:opacity="100%" style:font-name="Verdana1" fo:font-size="9pt" officeooo:paragraph-rsid="013f3f46" style:font-size-asian="9pt" style:font-size-complex="9pt"/>
    </style:style>
    <style:style style:name="P34" style:family="paragraph" style:parent-style-name="Standard">
      <style:paragraph-properties fo:margin-left="0.25in" fo:margin-right="0in" fo:text-indent="0in" style:auto-text-indent="false" style:snap-to-layout-grid="false"/>
      <style:text-properties fo:font-size="9pt" officeooo:paragraph-rsid="013f3f46" style:font-size-asian="9pt" style:font-size-complex="9pt"/>
    </style:style>
    <style:style style:name="P35" style:family="paragraph" style:parent-style-name="Standard">
      <style:text-properties officeooo:rsid="012f17db" officeooo:paragraph-rsid="013f3f46"/>
    </style:style>
    <style:style style:name="P36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8e861" officeooo:paragraph-rsid="0148e861" style:font-size-asian="9pt" style:font-size-complex="9pt"/>
    </style:style>
    <style:style style:name="P37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3f3f46" style:font-size-asian="9pt" style:font-size-complex="9pt"/>
    </style:style>
    <style:style style:name="P38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0798a" officeooo:paragraph-rsid="0140798a" style:font-size-asian="9pt" style:font-size-complex="9pt"/>
    </style:style>
    <style:style style:name="P39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rsid="0141beae" officeooo:paragraph-rsid="0141beae"/>
    </style:style>
    <style:style style:name="P40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357ed" officeooo:paragraph-rsid="014357ed" style:font-size-asian="9pt" style:font-size-complex="9pt"/>
    </style:style>
    <style:style style:name="P4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513f9" officeooo:paragraph-rsid="014513f9" style:font-size-asian="9pt" style:font-size-complex="9pt"/>
    </style:style>
    <style:style style:name="P42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Verdana1" fo:font-size="9pt" officeooo:rsid="014a949e" officeooo:paragraph-rsid="014a949e" style:font-size-asian="9pt" style:font-size-complex="9pt"/>
    </style:style>
    <style:style style:name="P43" style:family="paragraph" style:parent-style-name="Standard">
      <style:text-properties fo:color="#000000" loext:opacity="100%" style:font-name="Verdana1" fo:font-size="9pt" officeooo:paragraph-rsid="00c4b99f" style:font-size-asian="9pt" style:font-size-complex="9pt"/>
    </style:style>
    <style:style style:name="P44" style:family="paragraph" style:parent-style-name="Standard">
      <style:paragraph-properties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11c981e" style:font-size-asian="9pt" style:font-weight-asian="bold" style:font-size-complex="9pt" style:font-weight-complex="bold"/>
    </style:style>
    <style:style style:name="P47" style:family="paragraph" style:parent-style-name="Standard">
      <style:paragraph-properties style:snap-to-layout-grid="false"/>
      <style:text-properties fo:color="#000000" loext:opacity="100%" style:font-name="Verdana1" fo:font-size="9pt" officeooo:paragraph-rsid="00d21ced" style:font-size-asian="9pt" style:font-size-complex="9pt"/>
    </style:style>
    <style:style style:name="P48" style:family="paragraph" style:parent-style-name="Standard">
      <style:text-properties fo:color="#000000" loext:opacity="100%" style:font-name="Verdana1" fo:font-size="9pt" style:font-size-asian="9pt" style:font-size-complex="9pt"/>
    </style:style>
    <style:style style:name="P49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Verdana1" fo:font-size="9pt" style:font-size-asian="9pt" style:font-size-complex="9pt"/>
    </style:style>
    <style:style style:name="P50" style:family="paragraph" style:parent-style-name="Standard">
      <style:text-properties fo:font-variant="small-caps" fo:color="#000000" loext:opacity="100%" style:font-name="Verdana1" fo:font-size="9pt" style:font-size-asian="9pt" style:font-size-complex="9pt"/>
    </style:style>
    <style:style style:name="P51" style:family="paragraph" style:parent-style-name="Standard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officeooo:paragraph-rsid="01043ef2"/>
    </style:style>
    <style:style style:name="P5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1" fo:font-size="11pt" officeooo:paragraph-rsid="002974dd" style:font-size-asian="11pt" style:font-size-complex="11pt"/>
    </style:style>
    <style:style style:name="P53" style:family="paragraph" style:parent-style-name="Standard">
      <style:paragraph-properties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loext:opacity="100%" style:font-name="Verdana1" fo:font-size="9pt" officeooo:paragraph-rsid="002974dd" style:font-size-asian="9pt" style:font-size-complex="9pt"/>
    </style:style>
    <style:style style:name="P55" style:family="paragraph" style:parent-style-name="Standard">
      <style:paragraph-properties fo:text-align="end" style:justify-single-word="false" style:snap-to-layout-grid="false"/>
      <style:text-properties fo:color="#000000" loext:opacity="100%" style:font-name="Verdana1" fo:font-size="9pt" fo:font-weight="bold" officeooo:paragraph-rsid="002974dd" style:font-size-asian="9pt" style:font-weight-asian="bold" style:font-size-complex="9pt" style:font-weight-complex="bold"/>
    </style:style>
    <style:style style:name="P56" style:family="paragraph" style:parent-style-name="Heading_20_2">
      <style:paragraph-properties fo:margin-left="0.4in" fo:margin-right="0in" fo:text-indent="-0.4in" style:auto-text-indent="false"/>
      <style:text-properties officeooo:paragraph-rsid="005f98ae"/>
    </style:style>
    <style:style style:name="T1" style:family="text">
      <style:text-properties fo:color="#000000" loext:opacity="100%" style:font-name="Verdana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Verdana1" fo:font-size="9pt" style:text-underline-style="none" fo:font-weight="normal" officeooo:rsid="00d80098" style:font-size-asian="9pt" style:font-weight-asian="normal" style:font-size-complex="9pt" style:font-weight-complex="normal"/>
    </style:style>
    <style:style style:name="T3" style:family="text">
      <style:text-properties fo:color="#000000" loext:opacity="100%" style:font-name="Verdana1" fo:font-size="9pt" style:text-underline-style="none" fo:font-weight="normal" officeooo:rsid="00d857d9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Verdana1" fo:font-size="10pt" style:text-underline-style="none" fo:font-weight="bold" officeooo:rsid="00d80098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Verdana1"/>
    </style:style>
    <style:style style:name="T6" style:family="text">
      <style:text-properties fo:color="#000000" loext:opacity="100%" style:font-name="Verdana1" fo:font-size="10pt" fo:language="en" fo:country="US" fo:font-weight="bold" officeooo:rsid="01333f1c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7" style:family="text">
      <style:text-properties fo:color="#000000" loext:opacity="100%" style:font-name="Verdana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loext:opacity="100%" style:font-name="Verdana1" fo:font-size="10pt" fo:language="en" fo:country="US" fo:font-weight="bold" officeooo:rsid="013359bd" style:font-name-asian="Lucida Sans Unicode" style:font-size-asian="10pt" style:language-asian="zxx" style:country-asian="none" style:font-weight-asian="bold" style:font-name-complex="Tahoma1" style:font-size-complex="10pt" style:language-complex="ar" style:country-complex="SA" style:font-weight-complex="bold"/>
    </style:style>
    <style:style style:name="T9" style:family="text">
      <style:text-properties fo:color="#000000" loext:opacity="100%" style:font-name="Verdana1" fo:font-size="10pt" fo:font-weight="bold" officeooo:rsid="013359bd" style:font-size-asian="10pt" style:font-weight-asian="bold" style:font-size-complex="10pt" style:font-weight-complex="bold"/>
    </style:style>
    <style:style style:name="T10" style:family="text">
      <style:text-properties officeooo:rsid="0137b1a5"/>
    </style:style>
    <style:style style:name="T11" style:family="text">
      <style:text-properties officeooo:rsid="01383ac9"/>
    </style:style>
    <style:style style:name="T12" style:family="text">
      <style:text-properties officeooo:rsid="00b4f557"/>
    </style:style>
    <style:style style:name="T13" style:family="text">
      <style:text-properties officeooo:rsid="00796f3e"/>
    </style:style>
    <style:style style:name="T14" style:family="text">
      <style:text-properties officeooo:rsid="00640231"/>
    </style:style>
    <style:style style:name="T15" style:family="text">
      <style:text-properties fo:color="#000000" loext:opacity="100%" style:font-name="Verdana1" fo:font-size="9pt" fo:font-weight="normal" officeooo:rsid="011e68a8" style:font-size-asian="9pt" style:font-weight-asian="normal" style:font-size-complex="9pt" style:font-weight-complex="normal"/>
    </style:style>
    <style:style style:name="T16" style:family="text">
      <style:text-properties fo:color="#000000" loext:opacity="100%" style:font-name="Verdana1" fo:font-size="9pt" fo:font-weight="normal" officeooo:rsid="00dbd22b" style:font-size-asian="9pt" style:font-weight-asian="normal" style:font-size-complex="9pt" style:font-weight-complex="normal"/>
    </style:style>
    <style:style style:name="T17" style:family="text">
      <style:text-properties fo:color="#000000" loext:opacity="100%" style:font-name="Verdana1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8" style:family="text">
      <style:text-properties fo:color="#000000" loext:opacity="100%" style:font-name="Verdana1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19" style:family="text">
      <style:text-properties fo:color="#000000" loext:opacity="100%" style:font-name="Verdana1" fo:font-size="9pt" fo:font-weight="bold" officeooo:rsid="00413262" style:font-size-asian="9pt" style:font-weight-asian="bold" style:font-size-complex="9pt" style:font-weight-complex="bold"/>
    </style:style>
    <style:style style:name="T20" style:family="text">
      <style:text-properties fo:color="#000000" loext:opacity="100%" style:font-name="Verdana1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000000" loext:opacity="100%" style:font-name="Verdana1" fo:font-size="9pt" fo:language="en" fo:country="US" fo:font-weight="normal" officeooo:rsid="013a14a0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2" style:family="text">
      <style:text-properties fo:color="#000000" loext:opacity="100%" style:font-name="Verdana1" fo:font-size="9pt" fo:language="en" fo:country="US" fo:font-weight="normal" officeooo:rsid="011dfb8a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23" style:family="text">
      <style:text-properties fo:color="#000000" loext:opacity="100%" style:font-name="Verdana1" fo:font-size="9pt" fo:font-weight="bold" officeooo:rsid="0035d4a3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Verdana1" fo:font-size="9pt" fo:font-weight="bold" officeooo:rsid="01352e6c" style:font-size-asian="9pt" style:font-weight-asian="bold" style:font-size-complex="9pt" style:font-weight-complex="bold"/>
    </style:style>
    <style:style style:name="T25" style:family="text">
      <style:text-properties fo:color="#000000" loext:opacity="100%" style:font-name="Verdana1" fo:font-size="9pt" fo:font-weight="bold" officeooo:rsid="013a14a0" style:font-size-asian="9pt" style:font-weight-asian="bold" style:font-size-complex="9pt" style:font-weight-complex="bold"/>
    </style:style>
    <style:style style:name="T26" style:family="text">
      <style:text-properties fo:font-variant="small-caps" officeooo:rsid="00e48725"/>
    </style:style>
    <style:style style:name="T27" style:family="text">
      <style:text-properties fo:font-variant="small-caps"/>
    </style:style>
    <style:style style:name="T28" style:family="text">
      <style:text-properties fo:color="#000000" loext:opacity="100%" style:font-name="Verdana1" officeooo:rsid="0098a64e"/>
    </style:style>
    <style:style style:name="T29" style:family="text">
      <style:text-properties fo:color="#000000" loext:opacity="100%" style:font-name="Verdana1" fo:language="en" fo:country="US" officeooo:rsid="00c4b99f" style:font-name-asian="Times New Roman" style:language-asian="zxx" style:country-asian="none" style:font-name-complex="Times New Roman" style:language-complex="ar" style:country-complex="SA"/>
    </style:style>
    <style:style style:name="T30" style:family="text">
      <style:text-properties fo:color="#000000" loext:opacity="100%" style:font-name="Verdana1" fo:language="en" fo:country="US" officeooo:rsid="00e48725" style:font-name-asian="Times New Roman" style:language-asian="zxx" style:country-asian="none" style:font-name-complex="Times New Roman" style:language-complex="ar" style:country-complex="SA"/>
    </style:style>
    <style:style style:name="T31" style:family="text">
      <style:text-properties officeooo:rsid="01508368"/>
    </style:style>
    <style:style style:name="T32" style:family="text">
      <style:text-properties officeooo:rsid="015164b1"/>
    </style:style>
    <style:style style:name="T33" style:family="text">
      <style:text-properties officeooo:rsid="01518ccf"/>
    </style:style>
    <style:style style:name="T34" style:family="text">
      <style:text-properties officeooo:rsid="0150fb12"/>
    </style:style>
    <style:style style:name="T35" style:family="text">
      <style:text-properties officeooo:rsid="014513f9"/>
    </style:style>
    <style:style style:name="T36" style:family="text">
      <style:text-properties officeooo:rsid="013d0939"/>
    </style:style>
    <style:style style:name="T37" style:family="text">
      <style:text-properties officeooo:rsid="013bc7ca"/>
    </style:style>
    <style:style style:name="T38" style:family="text">
      <style:text-properties officeooo:rsid="013e73e4"/>
    </style:style>
    <style:style style:name="T39" style:family="text">
      <style:text-properties officeooo:rsid="014658f8"/>
    </style:style>
    <style:style style:name="T40" style:family="text">
      <style:text-properties fo:color="#000000" loext:opacity="100%" style:font-name="Verdana1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1" style:family="text">
      <style:text-properties fo:color="#000000" loext:opacity="100%" style:font-name="Verdana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loext:opacity="100%" style:font-name="Verdana1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officeooo:rsid="012f17db"/>
    </style:style>
    <style:style style:name="T44" style:family="text">
      <style:text-properties officeooo:rsid="011dfb8a"/>
    </style:style>
    <style:style style:name="T45" style:family="text">
      <style:text-properties fo:color="#000000" loext:opacity="100%" style:font-name="Verdana1" fo:font-size="9pt" fo:language="en" fo:country="US" fo:font-weight="bold" officeooo:rsid="009fd134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6" style:family="text">
      <style:text-properties fo:color="#000000" loext:opacity="100%" style:font-name="Verdana1" fo:font-size="9pt" fo:language="en" fo:country="US" fo:font-weight="bold" officeooo:rsid="011dfb8a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bold"/>
    </style:style>
    <style:style style:name="T47" style:family="text">
      <style:text-properties fo:color="#000000" loext:opacity="100%" style:font-name="Verdana1" fo:font-size="9pt" fo:font-weight="bold" officeooo:rsid="011dfb8a" style:font-size-asian="9pt" style:font-weight-asian="bold" style:font-size-complex="9pt" style:font-weight-complex="bold"/>
    </style:style>
    <style:style style:name="T48" style:family="text">
      <style:text-properties fo:color="#000000" loext:opacity="100%" style:font-name="Verdana1" fo:font-size="9pt" fo:font-weight="bold" officeooo:rsid="014a949e" style:font-size-asian="9pt" style:font-weight-asian="bold" style:font-size-complex="9pt" style:font-weight-complex="bold"/>
    </style:style>
    <style:style style:name="T49" style:family="text">
      <style:text-properties fo:color="#000000" loext:opacity="100%" style:font-name="Verdana1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0" style:family="text">
      <style:text-properties fo:color="#000000" loext:opacity="100%" style:font-name="Verdana1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1" style:family="text">
      <style:text-properties fo:color="#000000" loext:opacity="100%" style:font-name="Verdana1" fo:font-size="9pt" officeooo:rsid="014658f8" style:font-size-asian="9pt" style:font-size-complex="9pt"/>
    </style:style>
    <style:style style:name="T52" style:family="text">
      <style:text-properties fo:color="#000000" loext:opacity="100%" style:font-name="Verdana1" fo:font-size="9pt" style:font-size-asian="9pt" style:font-size-complex="9pt"/>
    </style:style>
    <style:style style:name="T53" style:family="text">
      <style:text-properties fo:color="#000000" loext:opacity="100%" style:font-name="Verdana1" fo:font-size="9pt" officeooo:rsid="0141beae" style:font-size-asian="9pt" style:font-size-complex="9pt"/>
    </style:style>
    <style:style style:name="T54" style:family="text">
      <style:text-properties fo:font-variant="small-caps" officeooo:rsid="013f3f46"/>
    </style:style>
    <style:style style:name="T55" style:family="text">
      <style:text-properties fo:color="#000000" loext:opacity="100%" style:font-name="Verdana1" fo:language="en" fo:country="US" officeooo:rsid="011f83a9" style:font-name-asian="Times New Roman" style:language-asian="zxx" style:country-asian="none" style:font-name-complex="Times New Roman" style:language-complex="ar" style:country-complex="SA"/>
    </style:style>
    <style:style style:name="T56" style:family="text">
      <style:text-properties fo:color="#000000" loext:opacity="100%" style:font-name="Verdana1" fo:language="en" fo:country="US" officeooo:rsid="013f3f46" style:font-name-asian="Times New Roman" style:language-asian="zxx" style:country-asian="none" style:font-name-complex="Times New Roman" style:language-complex="ar" style:country-complex="SA"/>
    </style:style>
    <style:style style:name="T57" style:family="text">
      <style:text-properties fo:color="#000000" loext:opacity="100%" style:font-name="Verdana1" fo:language="en" fo:country="US" officeooo:rsid="014c222f" style:font-name-asian="Times New Roman" style:language-asian="zxx" style:country-asian="none" style:font-name-complex="Times New Roman" style:language-complex="ar" style:country-complex="SA"/>
    </style:style>
    <style:style style:name="T58" style:family="text">
      <style:text-properties fo:color="#000000" loext:opacity="100%" style:font-name="Verdana1" fo:language="en" fo:country="US" officeooo:rsid="014cd8db" style:font-name-asian="Times New Roman" style:language-asian="zxx" style:country-asian="none" style:font-name-complex="Times New Roman" style:language-complex="ar" style:country-complex="SA"/>
    </style:style>
    <style:style style:name="T59" style:family="text">
      <style:text-properties fo:color="#000000" loext:opacity="100%" style:font-name="Verdana1" fo:font-size="9pt" fo:language="en" fo:country="US" fo:font-style="normal" fo:font-weight="bold" officeooo:rsid="00ef4ad3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0" style:family="text">
      <style:text-properties fo:color="#000000" loext:opacity="100%" style:font-name="Verdana1" fo:font-size="9pt" fo:language="en" fo:country="US" fo:font-style="normal" fo:font-weight="bold" officeooo:rsid="00f53aaf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1" style:family="text">
      <style:text-properties fo:color="#000000" loext:opacity="100%" style:font-name="Verdana1" fo:font-size="9pt" fo:language="en" fo:country="US" fo:font-style="normal" fo:font-weight="bold" officeooo:rsid="010a34ac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2" style:family="text">
      <style:text-properties fo:color="#000000" loext:opacity="100%" style:font-name="Verdana1" fo:font-size="9pt" fo:language="en" fo:country="US" fo:font-style="normal" fo:font-weight="bold" style:font-name-asian="Times New Roman" style:font-size-asian="9pt" style:language-asian="zxx" style:country-asian="none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63" style:family="text">
      <style:text-properties fo:color="#000000" loext:opacity="100%" style:font-name="Verdana1" fo:font-size="9pt" fo:language="en" fo:country="US" fo:font-style="normal" fo:font-weight="normal" officeooo:rsid="00f53aaf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4" style:family="text">
      <style:text-properties fo:color="#000000" loext:opacity="100%" style:font-name="Verdana1" fo:font-size="9pt" fo:language="en" fo:country="US" fo:font-style="normal" fo:font-weight="normal" style:font-name-asian="Times New Roman" style:font-size-asian="9pt" style:language-asian="zxx" style:country-asian="none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65" style:family="text">
      <style:text-properties fo:color="#000000" loext:opacity="100%" style:font-name="Verdana1" fo:font-size="9pt" officeooo:rsid="014357ed" style:font-size-asian="9pt" style:font-size-complex="9pt"/>
    </style:style>
    <style:style style:name="T66" style:family="text">
      <style:text-properties fo:font-weight="normal" officeooo:rsid="011c981e" style:font-weight-asian="normal" style:font-weight-complex="normal"/>
    </style:style>
    <style:style style:name="T67" style:family="text">
      <style:text-properties officeooo:rsid="00d21ced"/>
    </style:style>
    <style:style style:name="T68" style:family="text">
      <style:text-properties officeooo:rsid="00c5a47c"/>
    </style:style>
    <style:style style:name="T69" style:family="text">
      <style:text-properties fo:color="#000000" loext:opacity="100%" style:font-name="Verdana1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0" style:family="text">
      <style:text-properties fo:color="#000000" loext:opacity="100%" style:font-name="Verdana1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1" style:family="text">
      <style:text-properties fo:color="#000000" loext:opacity="100%" style:font-name="Verdana1" fo:font-size="9pt" fo:language="en" fo:country="US" officeooo:rsid="014357ed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2" style:family="text">
      <style:text-properties fo:color="#000000" loext:opacity="100%" style:font-name="Verdana1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3" style:family="text">
      <style:text-properties fo:color="#000000" loext:opacity="100%" style:font-name="Verdana1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4" style:family="text">
      <style:text-properties fo:color="#000000" loext:opacity="100%" style:font-name="Verdana1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5" style:family="text">
      <style:text-properties fo:color="#000000" loext:opacity="100%" style:font-name="Verdana1" fo:font-size="9pt" fo:language="en" fo:country="US" officeooo:rsid="014658f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6" style:family="text">
      <style:text-properties fo:color="#000000" loext:opacity="100%" style:font-name="Verdana1" fo:font-size="11pt" style:font-size-asian="11pt" style:font-size-complex="11pt"/>
    </style:style>
    <style:style style:name="T77" style:family="text">
      <style:text-properties fo:color="#000000" loext:opacity="100%" style:font-name="Verdana1" fo:font-size="15pt" officeooo:rsid="0094443e" style:font-size-asian="15pt" style:font-size-complex="15pt"/>
    </style:style>
    <style:style style:name="T78" style:family="text">
      <style:text-properties fo:color="#000000" loext:opacity="100%" style:font-name="Verdana1" fo:font-size="9pt" fo:font-weight="normal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Bruce Ingalls</text:span><text:span text:style-name="Internet_20_link"><text:span text:style-name="T2"> <text:s text:c="5"/></text:span></text:span><text:span text:style-name="Internet_20_link"><text:span text:style-name="T3"><text:s text:c="3"/></text:span></text:span><text:span text:style-name="Internet_20_link"><text:span text:style-name="T4">New York, NY</text:span></text:span><text:span text:style-name="T5"><text:line-break/></text:span><text:span text:style-name="T6">Full Stack</text:span><text:span text:style-name="T7"> </text:span><text:span text:style-name="T8">Developer</text:span><text:span text:style-name="T7"> of 10+ </text:span><text:span text:style-name="T9">Y</text:span><text:span text:style-name="T7">ears</text:span></text:p>
          </table:table-cell>
          <table:table-cell table:style-name="Table1.B1" office:value-type="string">
            <text:p text:style-name="P2"><text:a xlink:type="simple" xlink:href="mailto:bruce.ingalls@gmail.com" text:style-name="Internet_20_link" text:visited-style-name="Visited_20_Internet_20_Link"><text:span text:style-name="Internet_20_link">bruce . ingalls (at) gmail</text:span></text:a></text:p>
            <text:p text:style-name="P3">https://bingalls.github.io</text:p>
          </table:table-cell>
        </table:table-row>
      </table:table>
      <text:h text:style-name="P4" text:outline-level="1">SKILL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Languages</text:p>
          </table:table-cell>
          <table:table-cell table:style-name="Table8.B1" office:value-type="string">
            <text:p text:style-name="P6">JavaScrip<text:span text:style-name="T10">t, </text:span>PHP/<text:span text:style-name="T11">Laravel</text:span>, <text:span text:style-name="T12">S</text:span><text:span text:style-name="T10">QL</text:span><text:span text:style-name="T12">, TypeScript</text:span></text:p>
          </table:table-cell>
        </table:table-row>
        <table:table-row table:style-name="Table8.1">
          <table:table-cell table:style-name="Table8.A1" office:value-type="string">
            <text:p text:style-name="P7">DevOps</text:p>
          </table:table-cell>
          <table:table-cell table:style-name="Table8.B1" office:value-type="string">
            <text:p text:style-name="P8">Amazon AWS, DBA, Linux system admin, Git</text:p>
          </table:table-cell>
        </table:table-row>
        <table:table-row table:style-name="Table8.1">
          <table:table-cell table:style-name="Table8.A3" office:value-type="string">
            <text:p text:style-name="P7">Full Stack</text:p>
          </table:table-cell>
          <table:table-cell table:style-name="Table8.B3" office:value-type="string">
            <text:p text:style-name="P8">SDLC: analysis; design; code; test; deploy</text:p>
          </table:table-cell>
        </table:table-row>
      </table:table>
      <text:h text:style-name="P9" text:outline-level="1">ACCOMPLISHMENT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Architecture</text:p>
          </table:table-cell>
          <table:table-cell table:style-name="Table5.B1" office:value-type="string">
            <text:p text:style-name="P11"><text:span text:style-name="T13">Reactive </text:span>Single Page App, scale<text:span text:style-name="T13">d to</text:span> update in second<text:span text:style-name="T14">s</text:span></text:p>
          </table:table-cell>
        </table:table-row>
        <table:table-row table:style-name="Table5.1">
          <table:table-cell table:style-name="Table5.A1" office:value-type="string">
            <text:p text:style-name="P10">Back End</text:p>
          </table:table-cell>
          <table:table-cell table:style-name="Table5.B1" office:value-type="string">
            <text:p text:style-name="P12">Performance optimization &amp; multi-layer caching</text:p>
          </table:table-cell>
        </table:table-row>
        <table:table-row table:style-name="Table5.1">
          <table:table-cell table:style-name="Table5.A3" office:value-type="string">
            <text:p text:style-name="P13">Biz Process</text:p>
          </table:table-cell>
          <table:table-cell table:style-name="Table5.B3" office:value-type="string">
            <text:p text:style-name="P14">Guide team to agile; git flow; test plans</text:p>
          </table:table-cell>
        </table:table-row>
        <table:table-row table:style-name="Table5.1">
          <table:table-cell table:style-name="Table5.A1" office:value-type="string">
            <text:p text:style-name="P10">Open Source</text:p>
          </table:table-cell>
          <table:table-cell table:style-name="Table5.B1" office:value-type="string">
            <text:p text:style-name="P15"><text:span text:style-name="T15">Ubuntu's </text:span><text:span text:style-name="T16">JDK; </text:span><text:span text:style-name="T17">G</text:span><text:span text:style-name="T18">NU</text:span><text:span text:style-name="T17"> contrib</text:span><text:span text:style-name="T18">utor</text:span><text:span text:style-name="T17">; </text:span><text:span text:style-name="T18">Log4PHP driver</text:span></text:p>
          </table:table-cell>
        </table:table-row>
      </table:table>
      <text:h text:style-name="P16" text:outline-level="2">EXPERIENCE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Hotwire Communications</text:p>
          </table:table-cell>
          <table:table-cell table:style-name="Table3.A1" office:value-type="string">
            <text:p text:style-name="P18"><text:span text:style-name="T19">F</text:span><text:span text:style-name="T20">ort Lauderdale, FL</text:span></text:p>
          </table:table-cell>
          <table:table-cell table:style-name="Table3.A1" office:value-type="string">
            <text:p text:style-name="P19"><text:span text:style-name="T21">3</text:span><text:span text:style-name="T22"> year</text:span><text:span text:style-name="T21">s</text:span><text:span text:style-name="T22"> </text:span><text:span text:style-name="T23">20</text:span><text:span text:style-name="T24">2</text:span><text:span text:style-name="T25">2 - 2025</text:span></text:p>
          </table:table-cell>
        </table:table-row>
      </table:table>
      <text:p text:style-name="P20"><text:span text:style-name="T26">E</text:span><text:span text:style-name="T27">nvironment</text:span></text:p>
      <text:p text:style-name="P21"><text:span text:style-name="T28">Laravel PHP, </text:span><text:span text:style-name="T29">B</text:span><text:span text:style-name="T30">ootstrap</text:span></text:p>
      <text:p text:style-name="P22">Experience</text:p>
      <text:p text:style-name="P23"><text:span text:style-name="T31">Sparked </text:span><text:span text:style-name="T32">new</text:span><text:span text:style-name="T31"> t</text:span>est<text:span text:style-name="T32">ing</text:span><text:span text:style-name="T31"> &amp; cases in Playwright, </text:span><text:span text:style-name="T33">MSW</text:span><text:span text:style-name="T31"> </text:span><text:span text:style-name="T34">&amp; Pest</text:span> for ISP internet &amp; TV provider billing site</text:p>
      <text:p text:style-name="P24"><text:span text:style-name="T35">Overhauled </text:span><text:span text:style-name="T36">home page</text:span><text:span text:style-name="T37"> User eXperience </text:span><text:span text:style-name="T35">beyond</text:span><text:span text:style-name="T36"> </text:span><text:span text:style-name="T38">5</text:span><text:span text:style-name="T36">x speedup;</text:span><text:span text:style-name="T35"> asynchronously loaded </text:span><text:span text:style-name="T39">each </text:span><text:span text:style-name="T35">page block</text:span></text:p>
      <text:p text:style-name="P25"><text:span text:style-name="T40">Created strategy to upgrade</text:span><text:span text:style-name="T41"> API </text:span><text:span text:style-name="T40">that </text:span><text:span text:style-name="T42">vex</text:span><text:span text:style-name="T40">ed</text:span><text:span text:style-name="T42"> company for years. Improved security as a side-effect</text:span></text:p>
      <text:p text:style-name="P26"><text:span text:style-name="T42">C</text:span><text:span text:style-name="T41">onverted PDF to CSS that stumped the rest of the team</text:span></text:p>
      <text:p text:style-name="P27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8"><text:span text:style-name="T43">Ingalls </text:span>C<text:span text:style-name="T44">onsulting</text:span><text:span text:style-name="T43"> Co</text:span></text:p>
          </table:table-cell>
          <table:table-cell table:style-name="Table12.A1" office:value-type="string">
            <text:p text:style-name="P29"><text:span text:style-name="T45">N</text:span><text:span text:style-name="T46">ew York</text:span><text:span text:style-name="T19">, NY</text:span></text:p>
          </table:table-cell>
          <table:table-cell table:style-name="Table12.A1" office:value-type="string">
            <text:p text:style-name="P30"><text:span text:style-name="T21">8</text:span><text:span text:style-name="T22"> years </text:span><text:span text:style-name="T23">201</text:span><text:span text:style-name="T47">2 - 20</text:span><text:span text:style-name="T25">2</text:span><text:span text:style-name="T48">1</text:span></text:p>
          </table:table-cell>
        </table:table-row>
      </table:table>
      <text:p text:style-name="P31"><text:span text:style-name="T41">Clients: </text:span><text:span text:style-name="T49">Pearson, Consumer Reports, Helix; </text:span><text:span text:style-name="T50">Exenta, Purveyor, Play Sports Live</text:span></text:p>
      <text:p text:style-name="P32"><text:span text:style-name="T51">Worked in </text:span><text:span text:style-name="T52">E-commerce, </text:span><text:span text:style-name="T51">Finance, </text:span><text:span text:style-name="T52">Media </text:span><text:span text:style-name="T51">&amp;</text:span><text:span text:style-name="T52"> </text:span><text:span text:style-name="T53">Product Lifecycle Management</text:span><text:span text:style-name="T52"> </text:span><text:span text:style-name="T51">verticals</text:span></text:p>
      <text:p text:style-name="P33"><text:span text:style-name="T26">E</text:span><text:span text:style-name="T27">nvironment</text:span><text:span text:style-name="T54">s</text:span></text:p>
      <text:p text:style-name="P34"><text:span text:style-name="T28">Laravel/PHP, </text:span><text:span text:style-name="T55">AWS, </text:span><text:span text:style-name="T56">React, Vue, MongoDB, </text:span><text:span text:style-name="T57">Redis, </text:span><text:span text:style-name="T58">Terraform</text:span></text:p>
      <text:p text:style-name="P35"/>
      <text:p text:style-name="P36">Led small teams using Agile Process, setting up Redmine ticketing.</text:p>
      <text:p text:style-name="P37">Made releases more reliable with git-flow, setting up staging deployments, Continuous Integration, etc.</text:p>
      <text:p text:style-name="P38">Optimized speed on both front &amp; back end, including Webpack; Redis &amp; Varnish caching</text:p>
      <text:p text:style-name="P39"><text:span text:style-name="T52">Beyond CI/CD, I </text:span><text:span text:style-name="T59">t</text:span><text:span text:style-name="T60">ripl</text:span><text:span text:style-name="T61">e</text:span><text:span text:style-name="T62">d</text:span><text:span text:style-name="T59"> testing </text:span><text:span text:style-name="T60">speeds</text:span><text:span text:style-name="T63">, </text:span><text:span text:style-name="T64">ensuring compliance</text:span></text:p>
      <text:p text:style-name="P39"><text:span text:style-name="T52">Injected Quality into legacy code </text:span><text:span text:style-name="T65">that wasn’t instrumented for testing.</text:span></text:p>
      <text:p text:style-name="P40">Delivered online game with snappy UX on tight schedule</text:p>
      <text:p text:style-name="P41">Lectures on computer security</text:p>
      <text:p text:style-name="P42">Rapid onboarding with Docker &amp; documentation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4">Cantor Fitzgerald</text:p>
          </table:table-cell>
          <table:table-cell table:style-name="Table6.A1" office:value-type="string">
            <text:p text:style-name="P45">New York, NY</text:p>
          </table:table-cell>
          <table:table-cell table:style-name="Table6.A1" office:value-type="string">
            <text:p text:style-name="P46"><text:span text:style-name="T66">2 years </text:span>2009 - 2011</text:p>
          </table:table-cell>
        </table:table-row>
        <table:table-row table:style-name="Table6.1">
          <table:table-cell table:style-name="Table6.A2" table:number-columns-spanned="3" office:value-type="string">
            <text:p text:style-name="P47"><text:span text:style-name="T67">Developer: E-c</text:span>ommerce<text:span text:style-name="T68"> website</text:span></text:p>
          </table:table-cell>
          <table:covered-table-cell/>
          <table:covered-table-cell/>
        </table:table-row>
      </table:table>
      <text:p text:style-name="P48">E<text:span text:style-name="T27">nvironment</text:span></text:p>
      <text:p text:style-name="P49">PHP, jQuery, Web Services</text:p>
      <text:p text:style-name="P50">Experience</text:p>
      <text:p text:style-name="P51"><text:span text:style-name="T69">M</text:span><text:span text:style-name="T70">odernize</text:span><text:span text:style-name="T69">d</text:span><text:span text:style-name="T70"> </text:span><text:span text:style-name="T69">legacy</text:span><text:span text:style-name="T70"> food deliver</text:span><text:span text:style-name="T69">y site including PCI/DSS compliance</text:span></text:p>
      <text:p text:style-name="P51"><text:span text:style-name="T69">My</text:span><text:span text:style-name="T71"> early adoption of a</text:span><text:span text:style-name="T72"> </text:span><text:span text:style-name="T73">CSS framework</text:span><text:span text:style-name="T71"> </text:span><text:span text:style-name="T69">later</text:span><text:span text:style-name="T71"> enabled</text:span><text:span text:style-name="T72"> responsive redesign. </text:span></text:p>
      <text:p text:style-name="P51"><text:span text:style-name="T70">D</text:span><text:span text:style-name="T72">atabase</text:span><text:span text:style-name="T74"> </text:span><text:span text:style-name="T69">optimization</text:span><text:span text:style-name="T72">. </text:span><text:span text:style-name="T75">Call</text:span><text:span text:style-name="T72">ed </text:span><text:span text:style-name="T73">ReST API</text:span><text:span text:style-name="T72">s</text:span><text:span text:style-name="T70">:</text:span><text:span text:style-name="T72"> Authorize</text:span><text:span text:style-name="T70">.net</text:span><text:span text:style-name="T72">, StrikeIron</text:span><text:span text:style-name="T70">,</text:span><text:span text:style-name="T72"> </text:span><text:span text:style-name="T70">Noaa </text:span><text:span text:style-name="T72">weather.</text:span></text:p>
      <text:h text:style-name="P52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3">Rochester Institute Of Technology</text:p>
          </table:table-cell>
          <table:table-cell table:style-name="Table2.B1" office:value-type="string">
            <text:p text:style-name="P54">Computer Science</text:p>
          </table:table-cell>
          <table:table-cell table:style-name="Table2.C1" office:value-type="string">
            <text:p text:style-name="P55">Rochester, NY</text:p>
          </table:table-cell>
        </table:table-row>
        <table:table-row table:style-name="Table2.1">
          <table:table-cell table:style-name="Table2.A2" office:value-type="string">
            <text:p text:style-name="P53">State University Of New Paltz</text:p>
          </table:table-cell>
          <table:table-cell table:style-name="Table2.B1" office:value-type="string">
            <text:p text:style-name="P54">B.S. Electrical Engineering</text:p>
          </table:table-cell>
          <table:table-cell table:style-name="Table2.C1" office:value-type="string">
            <text:p text:style-name="P55">New Paltz, NY</text:p>
          </table:table-cell>
        </table:table-row>
      </table:table>
      <text:h text:style-name="P56" text:outline-level="2"><text:bookmark-start text:name="__DdeLink__430_678728385"/><text:span text:style-name="T76">OTHER</text:span><text:bookmark-end text:name="__DdeLink__430_678728385"/><text:span text:style-name="T77"><text:tab/></text:span><text:span text:style-name="T78">Fluent in German and French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  <style:font-face style:name="verdana" svg:font-family="verdana, arial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1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uce Ingalls</dc:title>
    <meta:initial-creator>temp</meta:initial-creator>
    <meta:creation-date>2008-10-27T18:05:00</meta:creation-date>
    <dc:date>2025-01-24T11:21:32.415873358</dc:date>
    <meta:editing-cycles>370</meta:editing-cycles>
    <meta:editing-duration>P2DT10H9M5S</meta:editing-duration>
    <meta:generator>LibreOffice/24.8.4.2$MacOSX_AARCH64 LibreOffice_project/bb3cfa12c7b1bf994ecc5649a80400d06cd71002</meta:generator>
    <meta:print-date>2010-09-06T09:55:48.95</meta:print-date>
    <meta:document-statistic meta:table-count="7" meta:image-count="0" meta:object-count="0" meta:page-count="1" meta:paragraph-count="63" meta:word-count="334" meta:character-count="2265" meta:non-whitespace-character-count="1985"/>
    <meta:user-defined meta:name="Info 1"/>
    <meta:user-defined meta:name="Info 2"/>
    <meta:user-defined meta:name="Info 3"/>
    <meta:user-defined meta:name="Info 4"/>
  </office:meta>
</office:document-meta>
</file>